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ed1" svg:font-family="Hacked"/>
    <style:font-face style:name="Lohit Devanagari1" svg:font-family="'Lohit Devanagari'"/>
    <style:font-face style:name="Hacked" svg:font-family="Hacke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Hacked" fo:font-size="24pt" officeooo:rsid="0010e3b0" officeooo:paragraph-rsid="0010e3b0" style:font-size-asian="24pt" style:font-name-complex="Hacked1" style:font-size-complex="24pt"/>
    </style:style>
    <style:style style:name="T1" style:family="text">
      <style:text-properties officeooo:rsid="0012be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rminal = </text:span>ࠂ0802</text:p>
      <text:p text:style-name="P1"><text:span text:style-name="T1">Azure = </text:span>ࠃ0803</text:p>
      <text:p text:style-name="P1"><text:span text:style-name="T1">Emacs = </text:span>ࠄ0804</text:p>
      <text:p text:style-name="P1"><text:span text:style-name="T1">Emacs to read = </text:span>0805ࠅ</text:p>
      <text:p text:style-name="P1"><text:span text:style-name="T1">Internet = </text:span>0806ࠆ</text:p>
      <text:p text:style-name="P1"><text:span text:style-name="T1">Google Chrome = </text:span>0807ࠇ</text:p>
      <text:p text:style-name="P1"><text:span text:style-name="T1">Firefox = </text:span>0808ࠈ</text:p>
      <text:p text:style-name="P1"><text:span text:style-name="T1">Skype = </text:span>0809ࠉ</text:p>
      <text:p text:style-name="P1"><text:span text:style-name="T1">Zotero = </text:span>080Aࠊ</text:p>
      <text:p text:style-name="P1"><text:span text:style-name="T1">System = </text:span>080Bࠋ</text:p>
      <text:p text:style-name="P1"><text:span text:style-name="T1">Graphic design = </text:span>080Cࠌ</text:p>
      <text:p text:style-name="P1"><text:span text:style-name="T1">Misc = </text:span>080D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ed1" svg:font-family="Hacked"/>
    <style:font-face style:name="Lohit Devanagari1" svg:font-family="'Lohit Devanagari'"/>
    <style:font-face style:name="Hacked" svg:font-family="Hacke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20:54:23.373350803</meta:creation-date>
    <dc:date>2019-06-30T21:04:31.435420464</dc:date>
    <meta:editing-duration>PT9M53S</meta:editing-duration>
    <meta:editing-cycles>2</meta:editing-cycles>
    <meta:generator>LibreOffice/6.0.7.3.0$Linux_X86_64 LibreOffice_project/00$Build-3</meta:generator>
    <meta:document-statistic meta:table-count="0" meta:image-count="0" meta:object-count="0" meta:page-count="1" meta:paragraph-count="12" meta:word-count="40" meta:character-count="190" meta:non-whitespace-character-count="162"/>
  </office:meta>
</office:document-meta>
</file>